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7cm"/>
    </style:style>
    <style:style style:name="co2" style:family="table-column">
      <style:table-column-properties fo:break-before="auto" style:column-width="5.77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Number</text:p>
          </table:table-cell>
        </table:table-row>
        <table:table-row table:style-name="ro1">
          <table:table-cell office:value-type="string">
            <text:p>Bearing 608Z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earing lm8uu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owden tube 800m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chanical End sto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eg wades extrud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ass 200 x 200m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T2 belt 1140m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K2 Heat b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0k Thermis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bbed bol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head Mk IV hot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prap discount controll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duino mega 25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3 Thread rod cut to 70m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3 Thread rod cut to 300m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3 nu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3 washer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3 nyloc nu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4 x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4 x 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8 x 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8 wash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3 x 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crew 10mm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crew square dr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wer cab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wer swit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wer supp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lleys GT2 5mm 16 toot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amps 1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ds 8mm cut to 550mm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Extruder spring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wire wrap</text:p>
          </table:table-cell>
          <table:table-cell table:style-name="ce2"/>
        </table:table-row>
        <table:table-row table:style-name="ro1">
          <table:table-cell table:style-name="ce2" office:value-type="string">
            <text:p>heat shrink</text:p>
          </table:table-cell>
          <table:table-cell table:style-name="ce2"/>
        </table:table-row>
        <table:table-row table:style-name="ro1">
          <table:table-cell table:style-name="ce2" office:value-type="string">
            <text:p>reel holder 32mm dowl cut to 120mm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paint</text:p>
          </table:table-cell>
          <table:table-cell table:style-name="ce2"/>
        </table:table-row>
        <table:table-row table:style-name="ro1">
          <table:table-cell office:value-type="string">
            <text:p>NEMA 17 stepper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lolu stepper Driv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erv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ake cable – out cable cut to 800mm inner cable cut to 1000m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VJ's</text:p>
          </table:table-cell>
          <table:table-cell/>
        </table:table-row>
        <table:table-row table:style-name="ro1">
          <table:table-cell office:value-type="string">
            <text:p>wires</text:p>
          </table:table-cell>
          <table:table-cell/>
        </table:table-row>
        <table:table-row table:style-name="ro1">
          <table:table-cell office:value-type="string">
            <text:p>5mm MDF 600 x400m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mm Ply 600 x 100m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mm Ply 400 x 400m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re ties</text:p>
          </table:table-cell>
          <table:table-cell office:value-type="float" office:value="30">
            <text:p>3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18/03/2014</text:date>, <text:time>16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- -</meta:initial-creator>
    <meta:creation-date>2014-03-18T16:10:06.12</meta:creation-date>
    <dc:date>2014-03-18T16:27:04.14</dc:date>
    <dc:creator>- -</dc:creator>
    <meta:editing-duration>PT00H01M57S</meta:editing-duration>
    <meta:editing-cycles>1</meta:editing-cycles>
    <meta:document-statistic meta:table-count="3" meta:cell-count="91" meta:object-count="0"/>
    <meta:generator>OpenOffice.org/3.2$Win32 OpenOffice.org_project/320m12$Build-9483</meta:generator>
  </office:meta>
</office:document-meta>
</file>